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padding="0.049cm" fo:border="0.06pt solid #d9d9e3"/>
    </style:style>
    <style:style style:name="P2" style:family="paragraph" style:parent-style-name="Text_20_body">
      <style:paragraph-properties fo:padding="0.049cm" fo:border="0.06pt solid #d9d9e3"/>
      <style:text-properties officeooo:paragraph-rsid="00094748"/>
    </style:style>
    <style:style style:name="P3" style:family="paragraph" style:parent-style-name="Horizontal_20_Line" style:list-style-name="L7">
      <style:paragraph-properties fo:padding="0.049cm" fo:border="0.06pt solid #d9d9e3"/>
    </style:style>
    <style:style style:name="P4" style:family="paragraph" style:parent-style-name="Horizontal_20_Line" style:list-style-name="L8">
      <style:paragraph-properties fo:padding="0.049cm" fo:border="0.06pt solid #d9d9e3"/>
    </style:style>
    <style:style style:name="P5" style:family="paragraph" style:parent-style-name="Text_20_body" style:list-style-name="L1">
      <style:paragraph-properties fo:padding="0.049cm" fo:border="0.06pt solid #d9d9e3"/>
    </style:style>
    <style:style style:name="P6" style:family="paragraph" style:parent-style-name="Text_20_body" style:list-style-name="L2">
      <style:paragraph-properties fo:margin-top="0cm" fo:margin-bottom="0cm" style:contextual-spacing="false" fo:padding="0.049cm" fo:border="0.06pt solid #d9d9e3"/>
    </style:style>
    <style:style style:name="P7" style:family="paragraph" style:parent-style-name="Text_20_body" style:list-style-name="L2">
      <style:paragraph-properties fo:padding="0.049cm" fo:border="0.06pt solid #d9d9e3"/>
    </style:style>
    <style:style style:name="P8" style:family="paragraph" style:parent-style-name="Text_20_body" style:list-style-name="L3">
      <style:paragraph-properties fo:margin-top="0cm" fo:margin-bottom="0cm" style:contextual-spacing="false" fo:padding="0.049cm" fo:border="0.06pt solid #d9d9e3"/>
    </style:style>
    <style:style style:name="P9" style:family="paragraph" style:parent-style-name="Text_20_body" style:list-style-name="L3">
      <style:paragraph-properties fo:padding="0.049cm" fo:border="0.06pt solid #d9d9e3"/>
    </style:style>
    <style:style style:name="P10" style:family="paragraph" style:parent-style-name="Text_20_body" style:list-style-name="L4">
      <style:paragraph-properties fo:margin-top="0cm" fo:margin-bottom="0cm" style:contextual-spacing="false" fo:padding="0.049cm" fo:border="0.06pt solid #d9d9e3"/>
    </style:style>
    <style:style style:name="P11" style:family="paragraph" style:parent-style-name="Text_20_body" style:list-style-name="L4">
      <style:paragraph-properties fo:padding="0.049cm" fo:border="0.06pt solid #d9d9e3"/>
    </style:style>
    <style:style style:name="P12" style:family="paragraph" style:parent-style-name="Text_20_body" style:list-style-name="L5">
      <style:paragraph-properties fo:padding="0.049cm" fo:border="0.06pt solid #d9d9e3"/>
    </style:style>
    <style:style style:name="P13" style:family="paragraph" style:parent-style-name="Text_20_body" style:list-style-name="L6">
      <style:paragraph-properties fo:margin-top="0cm" fo:margin-bottom="0cm" style:contextual-spacing="false" fo:padding="0.049cm" fo:border="0.06pt solid #d9d9e3"/>
    </style:style>
    <style:style style:name="P14" style:family="paragraph" style:parent-style-name="Text_20_body" style:list-style-name="L6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094748"/>
    </style:style>
    <style:style style:name="T3" style:family="text">
      <style:text-properties officeooo:rsid="000a1c88"/>
    </style:style>
    <style:style style:name="T4" style:family="text">
      <style:text-properties officeooo:rsid="000a1c88"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ontrato de Manutenção de Equipamentos e Softwares - WFOM Engenharia</text:span></text:span></text:p>
      <text:p text:style-name="P1"><text:span text:style-name="Strong_20_Emphasis"><text:span text:style-name="T1">PARTES CONTRATANTES:</text:span></text:span></text:p>
      <text:p text:style-name="P1"><text:span text:style-name="Strong_20_Emphasis"><text:span text:style-name="T1">CONTRATANTE:</text:span></text:span><text:line-break/>Empresa WFOM Engenharia, inscrita no CNPJ sob o número <text:span text:style-name="T2">999</text:span>.<text:span text:style-name="T2">888</text:span>.<text:span text:style-name="T2">777</text:span>/<text:span text:style-name="T2">6666</text:span>-<text:span text:style-name="T2">55</text:span>, com sede na Rua ABC, <text:span text:style-name="T2">N</text:span>º 123, Jaguariúna/SP, neste ato representada por [Nome do Representante], CPF <text:span text:style-name="T2">111</text:span>.<text:span text:style-name="T2">222</text:span>.<text:span text:style-name="T2">333</text:span>-<text:span text:style-name="T2">44</text:span>, doravante denominada CONTRATANTE.</text:p>
      <text:p text:style-name="P2"><text:span text:style-name="Strong_20_Emphasis"><text:span text:style-name="T1">CONTRATADA:</text:span></text:span><text:line-break/><text:span text:style-name="T2">Consultoria de Computadores LTDA</text:span>, inscrita no CNPJ sob o número <text:span text:style-name="T2">123</text:span>.<text:span text:style-name="T2">654</text:span>.<text:span text:style-name="T2">789</text:span>/<text:span text:style-name="T2">4311</text:span>-<text:span text:style-name="T2">99</text:span>, com sede na <text:span text:style-name="T2">Rua XYZ, N°69, Jaguariúna/SP</text:span>, neste ato representada por <text:span text:style-name="T2">Bruno Otávio da Silva Ramos</text:span>, CPF <text:span text:style-name="T2">987</text:span>.<text:span text:style-name="T2">456</text:span>.<text:span text:style-name="T2">321</text:span>-<text:span text:style-name="T2">69</text:span>, doravante denominada CONTRATADA.</text:p>
      <text:p text:style-name="P1"><text:span text:style-name="Strong_20_Emphasis"><text:span text:style-name="T1">OBJETO:</text:span></text:span></text:p>
      <text:p text:style-name="P1">A CONTRATADA compromete-se a fornecer serviços de manutenção de equipamentos e softwares para a CONTRATANTE, conforme os termos e condições estabelecidos neste contrato. Os serviços incluirão a manutenção de hardware, softwares e demais equipamentos de TI necessários para o pleno funcionamento do escritório da CONTRATANTE em Jaguariúna, conforme especificações técnicas constantes no anexo deste contrato.</text:p>
      <text:p text:style-name="P1"><text:span text:style-name="Strong_20_Emphasis"><text:span text:style-name="T1">CONDIÇÕES GERAIS:</text:span></text:span></text:p>
      <text:list text:style-name="L1">
        <text:list-item>
          <text:p text:style-name="P5"><text:span text:style-name="Strong_20_Emphasis"><text:span text:style-name="T1">Equipamentos e Softwares Cobertos:</text:span></text:span> A CONTRATADA fornecerá manutenção para todos os equipamentos de TI descritos no anexo, incluindo computadores de mesa (PCs), notebooks, impressoras, projetor, entre outros. Além disso, a manutenção abrange as licenças dos softwares necessários, como AutoCad e Inventor.</text:p>
        </text:list-item>
        <text:list-item>
          <text:p text:style-name="P5"><text:span text:style-name="Strong_20_Emphasis"><text:span text:style-name="T1">Serviços de Manutenção:</text:span></text:span> A CONTRATADA realizará os seguintes serviços de manutenção:</text:p>
          <text:p text:style-name="P5">a. <text:span text:style-name="Strong_20_Emphasis"><text:span text:style-name="T1">Manutenção Preventiva:</text:span></text:span> A CONTRATADA realizará visitas mensais ao escritório da CONTRATANTE para inspeção e limpeza dos equipamentos. Serão verificadas as condições dos hardware e a atualização dos softwares.</text:p>
          <text:p text:style-name="P5">b. <text:span text:style-name="Strong_20_Emphasis"><text:span text:style-name="T1">Manutenção Corretiva:</text:span></text:span> A CONTRATADA se compromete a atender às solicitações da CONTRATANTE para solucionar problemas técnicos que afetem o funcionamento adequado dos equipamentos e softwares. O prazo para atendimento será de até 48 horas após o registro da solicitação.</text:p>
          <text:p text:style-name="P5">c. <text:span text:style-name="Strong_20_Emphasis"><text:span text:style-name="T1">Backup de Dados:</text:span></text:span> A CONTRATADA realizará backup regular dos dados críticos da CONTRATANTE para garantir a segurança e integridade das informações.</text:p>
        </text:list-item>
        <text:list-item>
          <text:p text:style-name="P5"><text:span text:style-name="Strong_20_Emphasis"><text:span text:style-name="T1">Prazo do Contrato:</text:span></text:span> O presente contrato terá a duração de 12 (doze) meses, a contar da data de assinatura.</text:p>
        </text:list-item>
        <text:list-item>
          <text:p text:style-name="P5"><text:span text:style-name="Strong_20_Emphasis"><text:span text:style-name="T1">Valor e Forma de Pagamento:</text:span></text:span> A CONTRATANTE pagará à CONTRATADA o valor total de R$<text:span text:style-name="T3">35</text:span>.000,00 (<text:span text:style-name="T3">trinta</text:span> e cin<text:span text:style-name="T3">co</text:span> mil reais) referente aos serviços de manutenção e suporte <text:soft-page-break/>técnico. O pagamento será efetuado mensalmente, em parcelas iguais de R$<text:span text:style-name="T3">2</text:span>.<text:span text:style-name="T3">916</text:span>,<text:span text:style-name="T3">67</text:span> (do<text:span text:style-name="T3">is</text:span> mil e <text:span text:style-name="T3">novecentos e dezesseis</text:span> reais <text:span text:style-name="T3">e sessenta e sete centavos</text:span>).</text:p>
        </text:list-item>
        <text:list-item>
          <text:p text:style-name="P5"><text:span text:style-name="Strong_20_Emphasis"><text:span text:style-name="T1">Rescisão:</text:span></text:span> Este contrato poderá ser rescindido por qualquer das partes mediante aviso prévio por escrito, com antecedência mínima de 30 (trinta) dias.</text:p>
        </text:list-item>
        <text:list-item>
          <text:p text:style-name="P5"><text:span text:style-name="Strong_20_Emphasis"><text:span text:style-name="T1">Confidencialidade:</text:span></text:span> A CONTRATADA se compromete a manter sigilo sobre todas as informações confidenciais da CONTRATANTE a que tiver acesso no decorrer da prestação dos serviços.</text:p>
        </text:list-item>
      </text:list>
      <text:p text:style-name="P1"><text:span text:style-name="Strong_20_Emphasis"><text:span text:style-name="T1">ANEXO: ESPECIFICAÇÕES TÉCNICAS</text:span></text:span></text:p>
      <text:p text:style-name="P1"><text:span text:style-name="Strong_20_Emphasis"><text:span text:style-name="T1">Periféricos:</text:span></text:span></text:p>
      <text:list text:style-name="L2">
        <text:list-item>
          <text:p text:style-name="P6"><text:span text:style-name="Strong_20_Emphasis"><text:span text:style-name="T1">Monitor:</text:span></text:span> MONITOR AOC B1 SERIES, 27 POL. VA, FHD, 8MS, 75HZ, VGA/HDMI, 27B1HM, unidade: R$ 999,99, quantidade: 3, total: R$ 2.999,97</text:p>
        </text:list-item>
        <text:list-item>
          <text:p text:style-name="P6"><text:span text:style-name="Strong_20_Emphasis"><text:span text:style-name="T1">Mouse:</text:span></text:span> MOUSE RAPOO M100 SILENT, 1000DPI, 3 BOTOES, WIRELESS, CINZA, RA010, unidade: R$ 59,50, quantidade: 5, total: R$ 297,50</text:p>
        </text:list-item>
        <text:list-item>
          <text:p text:style-name="P6"><text:span text:style-name="Strong_20_Emphasis"><text:span text:style-name="T1">Teclado:</text:span></text:span> TECLADO LOGITECH K380 MULTI-DEVICE PRETO, 920-007564, unidade: R$ 195,90, quantidade: 3, total: R$ 587,70</text:p>
        </text:list-item>
        <text:list-item>
          <text:p text:style-name="P6"><text:span text:style-name="Strong_20_Emphasis"><text:span text:style-name="T1">Mousepad:</text:span></text:span> MOUSEPAD GAMER FORTREK SPEED PRO GAMING, EXTENDIDO, 900X400X4MM, PRETO, 77542, unidade: R$ 49,90, quantidade: 3, total: R$ 149,70</text:p>
        </text:list-item>
        <text:list-item>
          <text:p text:style-name="P6"><text:span text:style-name="Strong_20_Emphasis"><text:span text:style-name="T1">Projetor:</text:span></text:span> Projetor Xga 3400 Lúmens Hdmi Powerlite E20 Epson Bivolt Cor Branco 110V/220V, unidade: R$ 3.399,49, quantidade: 2, total: R$ 6.798,98</text:p>
        </text:list-item>
        <text:list-item>
          <text:p text:style-name="P6"><text:span text:style-name="Strong_20_Emphasis"><text:span text:style-name="T1">Impressora:</text:span></text:span> Impressora Laser Brother Hl-1212w, unidade: R$ 947,70, quantidade: 1, total: R$ 947,70</text:p>
        </text:list-item>
        <text:list-item>
          <text:p text:style-name="P7"><text:span text:style-name="Strong_20_Emphasis"><text:span text:style-name="T1">Total Periféricos:</text:span></text:span> R$ 11.781,55</text:p>
        </text:list-item>
      </text:list>
      <text:p text:style-name="P1"><text:span text:style-name="Strong_20_Emphasis"><text:span text:style-name="T1">Hardware - Computador para Técnicos/Atendente:</text:span></text:span></text:p>
      <text:list text:style-name="L3">
        <text:list-item>
          <text:p text:style-name="P8"><text:span text:style-name="Strong_20_Emphasis"><text:span text:style-name="T1">Gabinete:</text:span></text:span> Gabinete Gamer T-Dagger Cube Black, Mid Tower, Lateral em Vidro, Preto – T-TGC305B, unidade: R$ 299,99, quantidade: 1, total: R$ 299,99</text:p>
        </text:list-item>
        <text:list-item>
          <text:p text:style-name="P8"><text:span text:style-name="Strong_20_Emphasis"><text:span text:style-name="T1">Placa Mãe:</text:span></text:span> PLACA MAE GIGABYTE B660M GAMING X, DDR4, SOCKET LGA 1700, M-ATX, CHIPSET INTEL B660, B660M-GAMINGX-DDR4, unidade: R$ 864,99, quantidade: 1, total: R$ 864,99</text:p>
        </text:list-item>
        <text:list-item>
          <text:p text:style-name="P8"><text:span text:style-name="Strong_20_Emphasis"><text:span text:style-name="T1">Processador:</text:span></text:span> PROCESSADOR INTEL CORE I5-12400F, 6-CORE, 12-THREADS, 2.5GHZ (4.4GHZ TURBO), CACHE 18MB, LGA1700, BX8071512400F, unidade: R$ 949,99, quantidade: 1, total: R$ 949,99</text:p>
        </text:list-item>
        <text:list-item>
          <text:p text:style-name="P8"><text:span text:style-name="Strong_20_Emphasis"><text:span text:style-name="T1">Placa de Vídeo:</text:span></text:span> Placa de Vídeo Duex NVIDIA GeForce GTX 1060, 3GB GDDR5, 192 Bits – Z-DX-GTX1060-3GD5, unidade: R$ 1.290,00, quantidade: 1, total: R$ 1.290,00</text:p>
        </text:list-item>
        <text:list-item>
          <text:p text:style-name="P8"><text:span text:style-name="Strong_20_Emphasis"><text:span text:style-name="T1">Memória RAM:</text:span></text:span> MEMORIA ADATA XPG SPECTRIX D35G, RGB, 8GB (1X8GB), DDR4, 3600MHZ, C18, PRETO, AX4U36008G18I-SBKD35G, unidade: R$ 209,99, quantidade: 4, total: R$ 839,96</text:p>
        </text:list-item>
        <text:list-item>
          <text:p text:style-name="P8"><text:soft-page-break/><text:span text:style-name="Strong_20_Emphasis"><text:span text:style-name="T1">Armazenamento:</text:span></text:span> SSD 1 TB Kingston NV2, M.2 2280 PCIe, NVMe, Leitura: 3500 MB/s e Gravação: 2100 MB/s – SNV2S/1000G, unidade: R$ 259,99, quantidade: 1, total: R$ 259,99</text:p>
        </text:list-item>
        <text:list-item>
          <text:p text:style-name="P8"><text:span text:style-name="Strong_20_Emphasis"><text:span text:style-name="T1">Fonte:</text:span></text:span> FONTE AZZA 850G, 850W, FULL MODULAR, 80 PLUS GOLD, PRETA, PSAZ-850G, unidade: R$ 799,90, quantidade: 1, total: R$ 799,90</text:p>
        </text:list-item>
        <text:list-item>
          <text:p text:style-name="P8"><text:span text:style-name="Strong_20_Emphasis"><text:span text:style-name="T1">Total Unitário para Computadores dos Técnicos/Atendente:</text:span></text:span> R$ 5.304,82</text:p>
        </text:list-item>
        <text:list-item>
          <text:p text:style-name="P9"><text:span text:style-name="Strong_20_Emphasis"><text:span text:style-name="T1">Total para Todos os Computadores dos Técnicos/Atendente:</text:span></text:span> R$ 15.914,46</text:p>
        </text:list-item>
      </text:list>
      <text:p text:style-name="P1"><text:span text:style-name="Strong_20_Emphasis"><text:span text:style-name="T1">Hardware - Recepção:</text:span></text:span></text:p>
      <text:list text:style-name="L4">
        <text:list-item>
          <text:p text:style-name="P10"><text:span text:style-name="Strong_20_Emphasis"><text:span text:style-name="T1">Gabinete:</text:span></text:span> Gabinete Gamer T-Dagger Cube Black, Mid Tower, Lateral em Vidro, Preto – T-TGC305B, unidade: R$ 299,99, quantidade: 1, total: R$ 299,99</text:p>
        </text:list-item>
        <text:list-item>
          <text:p text:style-name="P10"><text:span text:style-name="Strong_20_Emphasis"><text:span text:style-name="T1">Placa Mãe:</text:span></text:span> PLACA MAE MSI B450M-A PRO MAX, DDR4, SOCKET AM4, M-ATX, CHIPSET AMD B450, B450-A-PRO-MAX, unidade: R$ 529,99, quantidade: 1, total: R$ 529,99</text:p>
        </text:list-item>
        <text:list-item>
          <text:p text:style-name="P10"><text:span text:style-name="Strong_20_Emphasis"><text:span text:style-name="T1">Processador:</text:span></text:span> PROCESSADOR AMD RYZEN 5 5600G, 6-CORE, 12-THREADS, 3.9GHZ (4.4GHZ TURBO), CACHE 19MB, AM4, 100-100000252BOX, unidade: R$ 899,00, quantidade: 1, total: R$ 899,00</text:p>
        </text:list-item>
        <text:list-item>
          <text:p text:style-name="P10"><text:span text:style-name="Strong_20_Emphasis"><text:span text:style-name="T1">Memória RAM:</text:span></text:span> MEMORIA ADATA XPG SPECTRIX D35G, RGB, 8GB (1X8GB), DDR4, 3600MHZ, C18, PRETO, AX4U36008G18I-SBKD35G, unidade: R$ 209,99, quantidade: 4, total: R$ 839,96</text:p>
        </text:list-item>
        <text:list-item>
          <text:p text:style-name="P10"><text:span text:style-name="Strong_20_Emphasis"><text:span text:style-name="T1">Fonte:</text:span></text:span> FONTE THERMALTAKE SMART SERIES 600W POWER SUPPLY 80PLUS WHITE, SPD-0600P, unidade: R$ 395,99, quantidade: 1, total: R$ 395,99</text:p>
        </text:list-item>
        <text:list-item>
          <text:p text:style-name="P11"><text:span text:style-name="Strong_20_Emphasis"><text:span text:style-name="T1">Total para Recepção:</text:span></text:span> R$ 3.173,95</text:p>
        </text:list-item>
      </text:list>
      <text:p text:style-name="P1"><text:span text:style-name="Strong_20_Emphasis"><text:span text:style-name="T1">Notebook:</text:span></text:span></text:p>
      <text:list text:style-name="L5">
        <text:list-item>
          <text:p text:style-name="P12"><text:span text:style-name="Strong_20_Emphasis"><text:span text:style-name="T1">Notebook Inspiron 15 3000:</text:span></text:span> unidade: R$ 3.597,00, quantidade: 2, total: R$ 7.194,00</text:p>
        </text:list-item>
      </text:list>
      <text:p text:style-name="P1"><text:span text:style-name="Strong_20_Emphasis"><text:span text:style-name="T1">Licenças Anuais:</text:span></text:span></text:p>
      <text:list text:style-name="L6">
        <text:list-item>
          <text:p text:style-name="P13"><text:span text:style-name="Strong_20_Emphasis"><text:span text:style-name="T1">Windows:</text:span></text:span> unidade: R$ 1.599,00, quantidade: 3, total: R$ 4.797,00</text:p>
        </text:list-item>
        <text:list-item>
          <text:p text:style-name="P13"><text:span text:style-name="Strong_20_Emphasis"><text:span text:style-name="T1">Autocad:</text:span></text:span> unidade: R$ 7.423,00, quantidade: 4, total: R$ 29.692,00</text:p>
        </text:list-item>
        <text:list-item>
          <text:p text:style-name="P13"><text:span text:style-name="Strong_20_Emphasis"><text:span text:style-name="T1">Inventor:</text:span></text:span> unidade: R$ 8.825,00, quantidade: 4, total: R$ 35.300,00</text:p>
        </text:list-item>
        <text:list-item>
          <text:p text:style-name="P14"><text:span text:style-name="Strong_20_Emphasis"><text:span text:style-name="T1">Total de Licenças Anuais:</text:span></text:span> R$ 69.789,00</text:p>
        </text:list-item>
      </text:list>
      <text:p text:style-name="P1"><text:span text:style-name="Strong_20_Emphasis"><text:span text:style-name="T1">Pagamento </text:span></text:span><text:span text:style-name="Strong_20_Emphasis"><text:span text:style-name="T4">Total</text:span></text:span><text:span text:style-name="Strong_20_Emphasis"><text:span text:style-name="T1">:</text:span></text:span> R$ <text:span text:style-name="T3">3</text:span>5.000,00</text:p>
      <text:p text:style-name="P1"><text:span text:style-name="Strong_20_Emphasis"><text:span text:style-name="T1">Total de Gastos:</text:span></text:span> R$ 1<text:span text:style-name="T3">42</text:span>.<text:span text:style-name="T3">777</text:span>,<text:span text:style-name="T3">35</text:span></text:p>
      <text:p text:style-name="P1"/>
      <text:p text:style-name="P1"><text:span text:style-name="Strong_20_Emphasis"><text:span text:style-name="T1">DISPOSIÇÕES FINAIS:</text:span></text:span></text:p>
      <text:p text:style-name="P1">O presente contrato representa o entendimento integral entre as partes e substitui qualquer acordo anterior ou contemporâneo, verbal ou escrito, relacionado ao objeto aqui tratado.</text:p>
      <text:p text:style-name="P1"><text:soft-page-break/>As partes declaram que concordam com todos os termos e condições deste contrato, assinando-o em duas vias de igual teor, na presença de duas testemunhas.</text:p>
      <text:p text:style-name="P1"><text:span text:style-name="Strong_20_Emphasis"><text:span text:style-name="T1">Local e data:</text:span></text:span></text:p>
      <text:p text:style-name="Horizontal_20_Line"/>
      <text:p text:style-name="P1"><text:span text:style-name="Strong_20_Emphasis"><text:span text:style-name="T1">Testemunhas:</text:span></text:span></text:p>
      <text:list text:style-name="L7">
        <text:list-item>
          <text:p text:style-name="P3"/>
        </text:list-item>
      </text:list>
      <text:p text:style-name="P1">Nome:<text:line-break/>CPF:</text:p>
      <text:list text:style-name="L8">
        <text:list-item>
          <text:p text:style-name="P4"/>
        </text:list-item>
      </text:list>
      <text:p text:style-name="P1">Nome:<text:line-break/>CPF: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3:52:26.276595953</meta:creation-date>
    <dc:date>2023-09-29T12:25:54.856962339</dc:date>
    <meta:editing-duration>PT7M38S</meta:editing-duration>
    <meta:editing-cycles>2</meta:editing-cycles>
    <meta:generator>LibreOffice/7.5.6.2$Linux_X86_64 LibreOffice_project/50$Build-2</meta:generator>
    <meta:document-statistic meta:table-count="0" meta:image-count="0" meta:object-count="0" meta:page-count="4" meta:paragraph-count="60" meta:word-count="962" meta:character-count="6533" meta:non-whitespace-character-count="5660"/>
  </office:meta>
</office:document-meta>
</file>